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fo:text-shadow="0.0291in 0.0291in 0in #4472C4" fo:color="#000000" fo:font-size="24pt" style:font-size-asian="24pt"/>
    </style:style>
  </office:automatic-styles>
  <office:body>
    <office:text text:use-soft-page-breaks="true">
      <text:p text:style-name="P1"><text:span text:style-name="T2">Casi d'uso:<text:s/></text:span><text:tab/><text:tab/></text:p>
      <text:p text:style-name="Standard"/>
      <text:p text:style-name="Standard"/>
      <text:p text:style-name="Standard"><text:tab/>A. Visualizzazione elenco questionari:<text:tab/></text:p>
      <text:p text:style-name="Standard"><text:tab/><text:tab/><text:tab/>nome questionario1 – numero compilati</text:p>
      <text:p text:style-name="Standard"><text:tab/><text:tab/><text:tab/>nome questionario2 – numero compilati</text:p>
      <text:p text:style-name="Standard"/>
      <text:p text:style-name="Standard"><text:tab/>B. Selezione di un questionario:</text:p>
      <text:p text:style-name="Standard"><text:tab/><text:tab/>B1. Visualizzare tutte le risposte :</text:p>
      <text:p text:style-name="Standard"><text:tab/><text:tab/><text:tab/>nome1 – risposta1 – risposta2 – risposta3 – risposta4 -......</text:p>
      <text:p text:style-name="Standard"><text:tab/><text:tab/><text:tab/>nome2 – risposta1 – risposta2 – risposta3 – risposta4 -......</text:p>
      <text:p text:style-name="Standard"><text:tab/><text:tab/></text:p>
      <text:p text:style-name="Standard"><text:tab/><text:tab/>B2. Visualizzare con filtro:</text:p>
      <text:p text:style-name="Standard"><text:tab/><text:s text:c="7"/><text:tab/><text:tab/></text:p>
      <text:p text:style-name="Standard"><text:tab/><text:tab/><text:tab/>B2.a<text:tab/><text:s text:c="3"/>DOMANDA 1</text:p>
      <text:p text:style-name="Standard"><text:tab/><text:tab/><text:tab/><text:tab/>nome1 – risposta1;</text:p>
      <text:p text:style-name="Standard"><text:tab/><text:tab/><text:tab/><text:tab/>nome2 – risposta2;</text:p>
      <text:p text:style-name="Standard"><text:tab/><text:tab/><text:tab/><text:tab/><text:s text:c="9"/>…....</text:p>
      <text:p text:style-name="Standard"/>
      <text:p text:style-name="Standard"><text:tab/><text:tab/><text:tab/>B2.b <text:s text:c="7"/>NOME</text:p>
      <text:p text:style-name="Standard"><text:tab/><text:tab/><text:tab/><text:tab/>risp1 – risp2 – risp3 – risp4 - …....</text:p>
      <text:p text:style-name="Standard"/>
      <text:p text:style-name="Standard"><text:tab/><text:tab/><text:tab/>B2.c <text:s text:c="7"/>DOMANDA 1 <text:s/>| <text:s/>RISPOSTA 1</text:p>
      <text:p text:style-name="Standard"><text:tab/><text:tab/><text:tab/><text:tab/>nome1</text:p>
      <text:p text:style-name="Standard"><text:tab/><text:tab/><text:tab/><text:tab/>nome2</text:p>
      <text:p text:style-name="Standard"><text:tab/><text:tab/><text:tab/><text:tab/>nome3</text:p>
      <text:p text:style-name="Standard"/>
      <text:p text:style-name="Standard"><text:tab/><text:tab/>B3. Statistiche:</text:p>
      <text:p text:style-name="Standard"><text:tab/><text:tab/><text:tab/>domanda N</text:p>
      <text:p text:style-name="Standard"><text:tab/><text:tab/><text:tab/>nome1<text:tab/><text:tab/><text:tab/></text:p>
      <text:p text:style-name="Standard"><text:tab/><text:tab/><text:tab/>nome2</text:p>
      <text:p text:style-name="Standard"><text:tab/><text:tab/><text:tab/>nomeN</text:p>
      <text:p text:style-name="Standard"/>
      <text:p text:style-name="Standard"><text:tab/><text:tab/></text:p>
      <text:p text:style-name="Standard"/>
      <text:p text:style-name="Standard"><text:tab/></text:p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</dc:creator>
    <meta:creation-date>2015-11-05T11:21:00Z</meta:creation-date>
    <dc:date>2015-11-20T08:00:00Z</dc:date>
    <meta:template xlink:href="Normal.dotm" xlink:type="simple"/>
    <meta:editing-cycles>5</meta:editing-cycles>
    <meta:editing-duration>PT74520S</meta:editing-duration>
    <meta:document-statistic meta:page-count="1" meta:paragraph-count="1" meta:word-count="101" meta:character-count="680" meta:row-count="4" meta:non-whitespace-character-count="580"/>
  </office:meta>
</office:document-meta>
</file>